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d9ba" officeooo:paragraph-rsid="001cd9ba" style:font-weight-asian="bold" style:font-weight-complex="bold"/>
    </style:style>
    <style:style style:name="P2" style:family="paragraph" style:parent-style-name="Standard">
      <style:text-properties fo:font-weight="bold" officeooo:rsid="001e83de" officeooo:paragraph-rsid="001e83de" style:font-weight-asian="bold" style:font-weight-complex="bold"/>
    </style:style>
    <style:style style:name="P3" style:family="paragraph" style:parent-style-name="Standard">
      <style:text-properties fo:font-weight="bold" officeooo:rsid="001efb43" officeooo:paragraph-rsid="001efb43" style:font-weight-asian="bold" style:font-weight-complex="bold"/>
    </style:style>
    <style:style style:name="P4" style:family="paragraph" style:parent-style-name="Standard">
      <style:text-properties officeooo:paragraph-rsid="001cd9ba"/>
    </style:style>
    <style:style style:name="P5" style:family="paragraph" style:parent-style-name="Standard">
      <style:text-properties officeooo:rsid="001e83de" officeooo:paragraph-rsid="001e83de"/>
    </style:style>
    <style:style style:name="P6" style:family="paragraph" style:parent-style-name="Standard">
      <style:text-properties fo:font-weight="normal" officeooo:rsid="001e83de" officeooo:paragraph-rsid="001e83de" style:font-weight-asian="normal" style:font-weight-complex="normal"/>
    </style:style>
    <style:style style:name="P7" style:family="paragraph" style:parent-style-name="Standard">
      <style:text-properties fo:font-weight="normal" officeooo:rsid="001efb43" officeooo:paragraph-rsid="001efb43" style:font-weight-asian="normal" style:font-weight-complex="normal"/>
    </style:style>
    <style:style style:name="T1" style:family="text">
      <style:text-properties officeooo:rsid="001cd9b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9ba" style:font-weight-asian="normal" style:font-weight-complex="normal"/>
    </style:style>
    <style:style style:name="T4" style:family="text">
      <style:text-properties fo:font-weight="normal" officeooo:rsid="001e83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 Report</text:p>
      <text:p text:style-name="P1"/>
      <text:p text:style-name="P1">A. List of fully completed tasks</text:p>
      <text:p text:style-name="P1">- <text:span text:style-name="T2">Determining the memory map of the LFSR wrapper (address 0 is used to read, address 1 is used to initialize the LFSR with a hardcoded initial value)</text:span></text:p>
      <text:p text:style-name="P1"><text:span text:style-name="T2">- Drawing the block diagram for LFSR and its wrapper.</text:span></text:p>
      <text:p text:style-name="P1">- <text:span text:style-name="T2">Writing the VHDL code for LFSR and its wrapper.</text:span></text:p>
      <text:p text:style-name="P4"><text:span text:style-name="T3">- Writing a test bench to verify the LFSR. The output data obtained from the simulation is compared with the data obtained from python code using a <text:s/>library (pylfsr) with the same polynomial.</text:span></text:p>
      <text:p text:style-name="P4"><text:span text:style-name="T3">- Modifying the mmio_sys_sampler_basys3.vhd inorder to add the lfsr wrapper using the reserved slot4.</text:span></text:p>
      <text:p text:style-name="P4"><text:span text:style-name="T3">- </text:span><text:span text:style-name="T4">Syhntesizing, implementing and generating bitstream</text:span></text:p>
      <text:p text:style-name="P4"><text:span text:style-name="T4">- Exporting the design to Vitis platform</text:span></text:p>
      <text:p text:style-name="P4"><text:span text:style-name="T4">- Using Vitis building the source files and generating the elf file.</text:span></text:p>
      <text:p text:style-name="P5"><text:span text:style-name="T2">- Using Vivado with the associated elf file modifying the bitstream.</text:span></text:p>
      <text:p text:style-name="P5"><text:span text:style-name="T2">- Programming the board with bitstream.</text:span></text:p>
      <text:p text:style-name="P5"><text:span text:style-name="T2">- Demonstrating the video on the FPGA board.</text:span></text:p>
      <text:p text:style-name="P4"><text:span text:style-name="T3">- Writing the C++ and header files for the LFSR core.</text:span></text:p>
      <text:p text:style-name="P4"><text:span text:style-name="T3">- Writing the main function that uses buttons, switches, LFSR, <text:s/>seven segment displays and timer.</text:span></text:p>
      <text:p text:style-name="P4"><text:span text:style-name="T3"/></text:p>
      <text:p text:style-name="P2"><text:span text:style-name="T1">B. List of tasks attempted but not completed </text:span></text:p>
      <text:p text:style-name="P6">There is no uncompleted task.</text:p>
      <text:p text:style-name="P6"/>
      <text:p text:style-name="P2">C. List of any deviations from the original specification</text:p>
      <text:p text:style-name="P6">There is no deviation from the original specification.</text:p>
      <text:p text:style-name="P6"/>
      <text:p text:style-name="P2">D. Resource utilization after placing and routing</text:p>
      <text:p text:style-name="P6"/>
      <text:p text:style-name="P6">SLICE <text:s/>: 735</text:p>
      <text:p text:style-name="P6">LUT<text:tab/> : 1911</text:p>
      <text:p text:style-name="P6">FF<text:tab/> : 1884</text:p>
      <text:p text:style-name="P6">BRAM : 32</text:p>
      <text:p text:style-name="P6"/>
      <text:p text:style-name="P3">E. Resource utilization after placing and routing and lessons learned.</text:p>
      <text:p text:style-name="P7">Mostly, I encountered the difficulties on the animation part related with the seven segment display. </text:p>
      <text:p text:style-name="P7">In this lab, I’ve learned the LFSR structures which is commonly used for pseudo-random number generation. Also, I’ve learned how to write a driver for a custom hardware and use this driver in the main function.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1:07:59.391307653</meta:creation-date>
    <dc:date>2021-04-03T21:31:53.120460156</dc:date>
    <meta:editing-duration>PT13M1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290" meta:character-count="1706" meta:non-whitespace-character-count="1436"/>
  </office:meta>
</office:document-meta>
</file>